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1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-asian="Liberation Serif1" style:font-name-complex="Liberation Serif1"/>
    </style:style>
    <style:style style:name="P2" style:family="paragraph" style:parent-style-name="Standard">
      <style:text-properties officeooo:paragraph-rsid="0009083b"/>
    </style:style>
    <style:style style:name="P3" style:family="paragraph" style:parent-style-name="Heading">
      <style:text-properties officeooo:paragraph-rsid="0009083b"/>
    </style:style>
    <style:style style:name="P4" style:family="paragraph" style:parent-style-name="Heading_20_3">
      <style:text-properties officeooo:paragraph-rsid="0009083b"/>
    </style:style>
    <style:style style:name="P5" style:family="paragraph" style:parent-style-name="Heading_20_2">
      <style:text-properties officeooo:paragraph-rsid="0009083b"/>
    </style:style>
    <style:style style:name="P6" style:family="paragraph" style:parent-style-name="Heading_20_2" style:master-page-name="Standard">
      <style:paragraph-properties fo:margin-top="0.353cm" fo:margin-bottom="0.212cm" loext:contextual-spacing="false"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9083b"/>
    </style:style>
    <style:style style:name="T4" style:family="text">
      <style:text-properties style:font-name-asian="Liberation Serif1" style:font-name-complex="Liberation Serif1"/>
    </style:style>
    <style:style style:name="T5" style:family="text">
      <style:text-properties officeooo:rsid="0009083b" style:font-name-asian="Liberation Serif1" style:font-name-complex="Liberation Serif1"/>
    </style:style>
    <style:style style:name="T6" style:family="text">
      <style:text-properties officeooo:rsid="000908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Модуль <text:span text:style-name="T6">test_testa</text:span></text:h>
      <text:h text:style-name="Heading_20_3" text:outline-level="3">Метод create_text</text:h>
      <text:p text:style-name="Heading">Тест №1</text:p>
      <text:p text:style-name="Standard"><text:span text:style-name="T1">Цель:</text:span><text:span text:style-name="T2"> проверить создание текстового файла методом create_text</text:span></text:p>
      <text:p text:style-name="Standard"><text:span text:style-name="T1">Тип:</text:span> <text:span text:style-name="T6">позитвный</text:span></text:p>
      <text:p text:style-name="Standard"><text:span text:style-name="T1">Ожидаемый результат:</text:span> нет ошибок при обращении к созданному тесту</text:p>
      <text:p text:style-name="Standard"/>
      <text:h text:style-name="Heading_20_2" text:outline-level="2">Модуль protest</text:h>
      <text:h text:style-name="Heading_20_3" text:outline-level="3">Метод show</text:h>
      <text:p text:style-name="Heading">Тест №1</text:p>
      <text:p text:style-name="Standard"><text:span text:style-name="T1">Цель:</text:span><text:span text:style-name="T2"> проверить правильность вывода текста</text:span></text:p>
      <text:p text:style-name="P2"><text:span text:style-name="T1">Тип:</text:span> <text:span text:style-name="T6">позитвный</text:span></text:p>
      <text:p text:style-name="Standard"><text:span text:style-name="T1">Входные данные:</text:span> текст для проверки</text:p>
      <text:p text:style-name="Standard"><text:span text:style-name="T1">Ожидаемый результат:</text:span> одинаковое кол-во байт памяти занято входным текстом и стандартным выводом</text:p>
      <text:p text:style-name="P1"/>
      <text:p text:style-name="P1"/>
      <text:h text:style-name="P5" text:outline-level="2"><text:span text:style-name="T5">Модуль myfuncs</text:span></text:h>
      <text:h text:style-name="Heading_20_3" text:outline-level="3">Метод s</text:h>
      <text:p text:style-name="Heading">Тест №1</text:p>
      <text:p text:style-name="Standard"><text:span text:style-name="T1">Цель:</text:span><text:span text:style-name="T2"> проверить метод разделение строки по курсору, если курсор находится в позиции 0,0</text:span></text:p>
      <text:p text:style-name="P2"><text:span text:style-name="T1">Тип:</text:span> <text:span text:style-name="T6">позитвный</text:span></text:p>
      <text:p text:style-name="Standard"><text:span text:style-name="T1">Входные данные:</text:span> текст для проверки и позиция курсора</text:p>
      <text:p text:style-name="Standard"><text:span text:style-name="T1">Ожидаемый результат:</text:span> исходное кол-во байт + 4 на символы переноса строки</text:p>
      <text:p text:style-name="Standard"/>
      <text:p text:style-name="Heading">Тест №2</text:p>
      <text:p text:style-name="Standard"><text:span text:style-name="T1">Цель:</text:span><text:span text:style-name="T2"> проверить метод разделение строки по курсору, если курсор находится на последней строке и после последнего символа</text:span></text:p>
      <text:p text:style-name="P2"><text:span text:style-name="T1">Тип:</text:span> <text:span text:style-name="T6">позитвный</text:span></text:p>
      <text:p text:style-name="Standard"><text:span text:style-name="T1">Входные данные:</text:span> текст для проверки и позиция курсора</text:p>
      <text:p text:style-name="Standard"><text:span text:style-name="T1">Ожидаемый результат:</text:span> исходное кол-во байт + 4 на символы переноса строки</text:p>
      <text:p text:style-name="Standard"/>
      <text:h text:style-name="Heading_20_3" text:outline-level="3">Метод plb</text:h>
      <text:p text:style-name="Heading">Тест №1</text:p>
      <text:p text:style-name="Standard"><text:span text:style-name="T1">Цель:</text:span><text:span text:style-name="T2"> проверить метод разделение строки по курсору, если курсор находится в позиции 0,0</text:span></text:p>
      <text:p text:style-name="Standard"><text:span text:style-name="T1">Тип:</text:span> [тип теста]</text:p>
      <text:p text:style-name="Standard"><text:soft-page-break/><text:span text:style-name="T1">Входные данные:</text:span> текст для проверки и позиция курсора</text:p>
      <text:p text:style-name="Standard"><text:span text:style-name="T1">Ожидаемый результат:</text:span> исходное кол-во байт + 4 на символы переноса строки</text:p>
      <text:p text:style-name="Standard"/>
      <text:p text:style-name="Heading">Тест №2</text:p>
      <text:p text:style-name="Standard"><text:span text:style-name="T1">Цель:</text:span><text:span text:style-name="T2"> проверить метод разделение строки по курсору, если курсор находится на последней строке и после последнего символа</text:span></text:p>
      <text:p text:style-name="P2"><text:span text:style-name="T1">Тип:</text:span> <text:span text:style-name="T6">позитвный</text:span></text:p>
      <text:p text:style-name="Standard"><text:span text:style-name="T1">Входные данные:</text:span> текст для проверки и позиция курсора</text:p>
      <text:p text:style-name="Standard"><text:span text:style-name="T1">Ожидаемый результат:</text:span> исходное кол-во байт + 4 на символы переноса строки</text:p>
      <text:p text:style-name="Standard"/>
      <text:h text:style-name="P4" text:outline-level="3">Метод <text:span text:style-name="T6">showclassified</text:span></text:h>
      <text:p text:style-name="P3">Тест №<text:span text:style-name="T6">1</text:span></text:p>
      <text:p text:style-name="P2"><text:span text:style-name="T1">Цель:</text:span><text:span text:style-name="T2"> проверить метод </text:span><text:span text:style-name="T3">заменяющий все буквы на звездочки *</text:span></text:p>
      <text:p text:style-name="P2"><text:span text:style-name="T1">Тип:</text:span> <text:span text:style-name="T6">позитвный</text:span></text:p>
      <text:p text:style-name="P2"><text:span text:style-name="T1">Входные данные:</text:span> текст для проверки</text:p>
      <text:p text:style-name="P2"><text:span text:style-name="T1">Ожидаемый результат:</text:span> исходное кол-во байт <text:span text:style-name="T6">без ошибок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FreeSans1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9:04:53.511097200</meta:creation-date>
    <dc:date>2018-10-23T23:45:20.059382729</dc:date>
    <meta:editing-cycles>5</meta:editing-cycles>
    <meta:editing-duration>PT47M23S</meta:editing-duration>
    <meta:document-statistic meta:table-count="0" meta:image-count="0" meta:object-count="0" meta:page-count="2" meta:paragraph-count="42" meta:word-count="240" meta:character-count="1606" meta:non-whitespace-character-count="1408"/>
    <meta:generator>LibreOffice/5.1.6.2$Linux_X86_64 LibreOffice_project/10m0$Build-2</meta:generator>
  </office:meta>
</office:document-meta>
</file>